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5.2965in"/>
    </style:style>
    <style:style style:name="co18" style:family="table-column">
      <style:table-column-properties fo:break-before="auto" style:column-width="1.972in"/>
    </style:style>
    <style:style style:name="co19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ce1"/>
        <table:table-column table:style-name="co13" table:default-cell-style-name="ce1"/>
        <table:table-column table:style-name="co13" table:number-columns-repeated="3" table:default-cell-style-name="ce6"/>
        <table:table-column table:style-name="co13" table:number-columns-repeated="5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3" table:default-cell-style-name="ce1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Est Cost tot</text:p>
          </table:table-cell>
          <table:table-cell table:style-name="ce2" office:value-type="string" calcext:value-type="string">
            <text:p>Act Cost Tot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5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7" office:value-type="string" calcext:value-type="string">
            <text:p>750 (no load?, figure 400)</text:p>
          </table:table-cell>
          <table:table-cell table:style-name="ce7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Remote control, 4ch w receiver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40" calcext:value-type="currency">
            <text:p>$40.00</text:p>
          </table:table-cell>
          <table:table-cell/>
          <table:table-cell table:formula="of:=SUM([.C6:.D6])" office:value-type="currency" office:currency="USD" office:value="40" calcext:value-type="currency">
            <text:p>$4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formula="of:=SUM([.C7:.D7])" office:value-type="currency" office:currency="USD" office:value="24" calcext:value-type="currency">
            <text:p>$2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8:.D8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9:.D9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0:.D10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1:.D11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2:.D12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3:.D13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o for butane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4:.D14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5:.D15])" office:value-type="currency" office:currency="USD" office:value="12" calcext:value-type="currency">
            <text:p>$12.00</text:p>
          </table:table-cell>
          <table:table-cell table:number-columns-repeated="3"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6:.D16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7:.D17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18:.D18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19:.D19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0:.D20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2:.C20])" office:value-type="currency" office:currency="USD" office:value="246" calcext:value-type="currency">
            <text:p>$246.00</text:p>
          </table:table-cell>
          <table:table-cell table:formula="of:=SUM([.D2:.D20])" office:value-type="currency" office:currency="USD" office:value="51" calcext:value-type="currency">
            <text:p>$51.00</text:p>
          </table:table-cell>
          <table:table-cell table:formula="of:=SUM([.E2:.E20])" office:value-type="currency" office:currency="USD" office:value="297" calcext:value-type="currency">
            <text:p>$297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Funding:</text:p>
          </table:table-cell>
          <table:table-cell table:formula="of:=[Funding.B7]" office:value-type="currency" office:currency="USD" office:value="129.29" calcext:value-type="currency">
            <text:p>$129.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Balance:</text:p>
          </table:table-cell>
          <table:table-cell table:formula="of:=[.E22]-[.E21]" office:value-type="currency" office:currency="USD" office:value="-167.71" calcext:value-type="currency">
            <text:p>-$167.7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21:35:32.305841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5-25T22:56:53.315620412</dc:date>
    <meta:editing-duration>PT8H1M53S</meta:editing-duration>
    <meta:editing-cycles>13</meta:editing-cycles>
    <meta:generator>LibreOffice/4.3.7.2$Linux_X86_64 LibreOffice_project/430m0$Build-2</meta:generator>
    <meta:document-statistic meta:table-count="4" meta:cell-count="307" meta:object-count="0"/>
  </office:meta>
</office:document-meta>
</file>